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frac>
              <mn>1</mn>
              <mi mathvariant="normal">Γ</mi>
            </mfrac>
            <mrow>
              <mfrac>
                <mrow>
                  <mtext>d</mtext>
                  <mi mathvariant="normal">Γ</mi>
                </mrow>
                <mrow>
                  <mtext>d</mtext>
                  <mi>cos</mi>
                  <mi mathvariant="normal">θ</mi>
                </mrow>
              </mfrac>
              <mo stretchy="false">=</mo>
              <mfrac>
                <mn>3</mn>
                <mn>4</mn>
              </mfrac>
            </mrow>
            <mrow>
              <mo fence="true" stretchy="true">(</mo>
              <mrow>
                <mrow>
                  <mn>1</mn>
                  <mo stretchy="false">−</mo>
                  <msub>
                    <mi>F</mi>
                    <mi>H</mi>
                  </msub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i mathvariant="normal">θ</mi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sub>
                <mi>F</mi>
                <mi>H</mi>
              </msub>
              <mo stretchy="false">+</mo>
              <msub>
                <mi>A</mi>
                <mi mathvariant="italic">FB</mi>
              </msub>
            </mrow>
            <mi>cos</mi>
            <mi mathvariant="normal">θ</mi>
          </mrow>
        </mtd>
      </mtr>
      <mtr>
        <mtd>
          <mrow/>
        </mtd>
      </mtr>
      <mtr>
        <mtd>
          <mrow/>
        </mtd>
      </mtr>
      <mtr>
        <mtd>
          <mrow>
            <mstyle mathvariant="sans-serif">
              <mtext>B</mtext>
            </mstyle>
            <mo stretchy="false">=</mo>
            <mfrac>
              <msub>
                <mi mathvariant="normal">Γ</mi>
                <mrow/>
              </msub>
              <msub>
                <mi mathvariant="normal">Γ</mi>
                <mi mathvariant="italic">tot</mi>
              </msub>
            </mfrac>
          </mrow>
        </mtd>
      </mtr>
      <mtr>
        <mtd>
          <mrow/>
        </mtd>
      </mtr>
      <mtr>
        <mtd>
          <mrow/>
        </mtd>
      </mtr>
      <mtr>
        <mtd>
          <mi mathvariant="normal">ℓ</mi>
        </mtd>
      </mtr>
    </mtable>
    <annotation encoding="StarMath 5.0">1 over {%GAMMA} {alignc "d" %GAMMA} over {"d"cos %theta} = 3 over 4 left ( 1 - F_H  right ) left ( 1 - cos ^2 %theta right ) + 1 over 2 F_H + A_FB cos %theta

newline
newline
newline

font sans "B" = %GAMMA_{} over %GAMMA_tot

newline
newline
newline

%el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